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onsolas" svg:font-family="Consolas, 'Bitstream Vera Sans Mono', 'Courier New', Courier, monospace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color="#111111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color="#111111" style:font-name="Courier New" fo:font-size="12pt" fo:language="zxx" fo:country="none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111111" fo:letter-spacing="normal"/>
    </style:style>
    <style:style style:name="P6" style:family="paragraph" style:parent-style-name="Preformatted_20_Text">
      <style:paragraph-properties fo:margin-left="0cm" fo:margin-right="0cm" fo:widows="1" fo:text-indent="0cm" style:auto-text-indent="false"/>
      <style:text-properties fo:color="#111111" fo:font-weight="bold" style:font-weight-asian="bold" style:font-weight-complex="bold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9" style:family="paragraph" style:parent-style-name="Standard" style:list-style-name="L1">
      <style:paragraph-properties fo:margin-left="0cm" fo:margin-right="0cm" fo:widows="1" fo:text-indent="0cm" style:auto-text-indent="false"/>
    </style:style>
    <style:style style:name="P10" style:family="paragraph" style:parent-style-name="Standard">
      <style:paragraph-properties fo:margin-left="0cm" fo:margin-right="0cm" fo:widows="1" fo:text-indent="0cm" style:auto-text-indent="false"/>
      <style:text-properties fo:color="#111111" style:font-name="Courier New" fo:font-size="11pt" fo:language="de" fo:country="DE" fo:font-weight="bold" style:font-name-asian="Courier New" style:font-size-asian="11pt" style:font-weight-asian="bold" style:font-name-complex="Courier New" style:font-size-complex="11pt" style:font-weight-complex="bold"/>
    </style:style>
    <style:style style:name="P11" style:family="paragraph" style:parent-style-name="Standard">
      <style:paragraph-properties fo:margin-top="0cm" fo:margin-bottom="0.499cm" style:text-autospace="none"/>
      <style:text-properties fo:color="#111111" style:font-name="Courier New" fo:font-size="12pt" fo:language="zxx" fo:country="none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Preformatted_20_Text">
      <style:paragraph-properties fo:margin-left="0cm" fo:margin-right="0cm" fo:widows="1" fo:text-indent="0cm" style:auto-text-indent="false"/>
      <style:text-properties fo:color="#111111" fo:font-weight="bold" style:font-weight-asian="bold" style:font-weight-complex="bold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4" style:family="text">
      <style:text-properties fo:color="#111111" style:font-name="Courier New" fo:font-size="10pt" fo:language="zxx" fo:country="none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fo:color="#111111" style:font-name="Courier New" fo:font-size="12pt" fo:language="zxx" fo:country="none" fo:font-weight="bold" style:font-name-asian="Courier New" style:font-size-asian="12pt" style:font-weight-asian="bold" style:font-name-complex="Courier New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Meine Fragen:</text:span><text:line-break/><text:span text:style-name="T1">-Unter Meutereien werden bald noch ein paar Berichte über vergangene</text:span><text:line-break/><text:span text:style-name="T1">Verannstaltungen hochgeladen. Ich hätte gerne jeden Bericht als</text:span><text:line-break/><text:span text:style-name="T1">einzelnen Post und nicht (so wie unter Aktuelles) alle Berichte einfach</text:span><text:line-break/><text:span text:style-name="T1">blogartig untereinander gelistet. Weißt du wie das geht?</text:span><text:line-break/><text:line-break/><text:span text:style-name="T1">-den Balken an der Seite mit folgendem Inhalt, bekommt man den irgendwie</text:span><text:line-break/><text:span text:style-name="T1">weg?</text:span><text:line-break/><text:line-break/><text:span text:style-name="T1">"Recent Posts</text:span><text:line-break/><text:span text:style-name="T2">    </text:span><text:span text:style-name="T1">Die Anarche sticht in Spree</text:span><text:line-break/><text:span text:style-name="T1">Meta</text:span><text:line-break/><text:line-break/><text:span text:style-name="T2">    </text:span><text:span text:style-name="T1">Register</text:span><text:line-break/><text:span text:style-name="T2">    </text:span><text:span text:style-name="T1">Log in</text:span><text:line-break/><text:span text:style-name="T2">    </text:span><text:span text:style-name="T1">Entries RSS</text:span><text:line-break/><text:span text:style-name="T2">    </text:span><text:span text:style-name="T1">Comments RSS</text:span><text:line-break/><text:span text:style-name="T2">    </text:span><text:span text:style-name="T1">WordPress.org"</text:span><text:line-break/><text:line-break/><text:line-break/><text:span text:style-name="T1">- Ja und die Galerie müsste man auch mal bearbeiten... Ich weiß nicht ob</text:span><text:line-break/><text:span text:style-name="T1">du mir da irgendwie helfen kannst?!... Das muss irgendwie cooler</text:span><text:line-break/><text:span text:style-name="T1">aussehen und es müsssen mehr Fotos hoch. Ich habe schon ein paar Fotos</text:span><text:line-break/><text:span text:style-name="T1">die noch hoch können nachdem ich geprüft habe ob darauf auch niemand zu</text:span><text:line-break/><text:span text:style-name="T1">erkennen ist der nicht erkannt werden möchte.</text:span><text:line-break/><text:line-break/><text:span text:style-name="T1">Zudem müssen Berichte (Meutereien) und Veranstaltungshinweise</text:span><text:line-break/><text:span text:style-name="T1">(AKtuelles) nachgetragen werden. Aber wenn du nicht dabei warst, macht</text:span><text:line-break/><text:span text:style-name="T1">das ja keinen Sinn.</text:span><text:line-break/><text:line-break/><text:span text:style-name="T1">Die Zugangsdaten sind: Anmeldename: Anarche &gt;&gt;&gt;&gt;&gt;&gt; Passwort:</text:span><text:line-break/><text:span text:style-name="T1">SalsaHabanera150!</text:span><text:line-break/><text:line-break/><text:span text:style-name="T1">Bitte gehe äußerst vorsichtig damit um! Du hast damit Zugang zu allem.</text:span><text:line-break/><text:line-break/><text:span text:style-name="T1">Hast du sonst Verbesserungsvorschläge für die Seite?</text:span> </text:p>
      <text:p text:style-name="P1"/>
      <text:p text:style-name="P1">Login über noblogs.org</text:p>
      <text:p text:style-name="P1"/>
      <text:p text:style-name="P1">https://anarche.noblogs.org/wp-content/themes/twentyten/style.css</text:p>
      <text:p text:style-name="P1"/>
      <text:p text:style-name="P1">Verändert:</text:p>
      <text:p text:style-name="P1"><text:tab/></text:p>
      <text:p text:style-name="P1">Widgets:</text:p>
      <text:list xml:id="list5378670094940496036" text:style-name="L1">
        <text:list-item>
          <text:p text:style-name="P9">Recent Posts weg</text:p>
        </text:list-item>
        <text:list-item>
          <text:p text:style-name="P9">Meta Weg</text:p>
        </text:list-item>
      </text:list>
      <text:p text:style-name="P1"/>
      <text:p text:style-name="P1"/>
      <text:p text:style-name="P1">Aktuelles - #menu-item-52</text:p>
      <text:p text:style-name="P1"/>
      <text:p text:style-name="P1">1332*475</text:p>
      <text:p text:style-name="P1"/>
      <text:p text:style-name="P1">#branding img {</text:p>
      <text:p text:style-name="P1"><text:tab/>float: left;</text:p>
      <text:p text:style-name="P1"><text:tab/>width:1332px;</text:p>
      <text:p text:style-name="P1"><text:tab/>height:476px;</text:p>
      <text:p text:style-name="P1"><text:soft-page-break/>}</text:p>
      <text:p text:style-name="P1"/>
      <text:p text:style-name="P1"/>
      <text:p text:style-name="P1">Pagerank Algorithmus</text:p>
      <text:p text:style-name="P1"/>
      <text:p text:style-name="P1">Anderen Host für Anarche Website finden</text:p>
      <text:p text:style-name="P1"/>
      <text:p text:style-name="P1"/>
      <text:p text:style-name="P1">section für Websiten-content</text:p>
      <text:p text:style-name="P1"/>
      <text:p text:style-name="P1"><text:a xlink:type="simple" xlink:href="https://daneden.github.io/animate.css/" text:style-name="Internet_20_link" text:visited-style-name="Visited_20_Internet_20_Link">https://daneden.github.io/animate.css/</text:a></text:p>
      <text:p text:style-name="P1"/>
      <text:p text:style-name="P1">Dripping water with: canvas, WebGL, video</text:p>
      <text:p text:style-name="P1"><text:a xlink:type="simple" xlink:href="http://codepen.io/natewiley/pen/Ciwyn" text:style-name="Internet_20_link" text:visited-style-name="Visited_20_Internet_20_Link">http://codepen.io/natewiley/pen/Ciwyn</text:a></text:p>
      <text:p text:style-name="P1"/>
      <text:p text:style-name="P1"><text:a xlink:type="simple" xlink:href="http://codepen.io/soulwire/pen/Ffvlo" text:style-name="Internet_20_link" text:visited-style-name="Visited_20_Internet_20_Link">http://codepen.io/soulwire/pen/Ffvlo</text:a></text:p>
      <text:p text:style-name="P1"/>
      <text:p text:style-name="P1"><text:a xlink:type="simple" xlink:href="http://priteshgupta.com/2011/07/filling-a-glass-with-water-using-html5/" text:style-name="Internet_20_link" text:visited-style-name="Visited_20_Internet_20_Link">http://priteshgupta.com/2011/07/filling-a-glass-with-water-using-html5/</text:a></text:p>
      <text:p text:style-name="P1"/>
      <text:p text:style-name="P1">http://www.mediaevent.de/tutorial/farbcodes.html</text:p>
      <text:p text:style-name="P1"/>
      <text:p text:style-name="P1"/>
      <text:p text:style-name="P1">-span class von navpoint zu point umbenannt</text:p>
      <text:p text:style-name="P1"/>
      <text:p text:style-name="P1">parent:</text:p>
      <text:p text:style-name="P1"><text:tab/>position: relative</text:p>
      <text:p text:style-name="P1"><text:tab/>display:inline-block</text:p>
      <text:p text:style-name="P1">child:</text:p>
      <text:p text:style-name="P1"><text:tab/>position: relative</text:p>
      <text:p text:style-name="P1"><text:tab/>display: block</text:p>
      <text:p text:style-name="P1"><text:tab/>float: left</text:p>
      <text:p text:style-name="P1"/>
      <text:p text:style-name="P1"><text:a xlink:type="simple" xlink:href="http://tympanus.net/Tutorials/CircularNavigation/index.html" text:style-name="Internet_20_link" text:visited-style-name="Visited_20_Internet_20_Link">http://tympanus.net/Tutorials/CircularNavigation/index.html</text:a></text:p>
      <text:p text:style-name="P1"/>
      <text:p text:style-name="P1">KEINE KOMISCHEN SETTIMEOUT METHODEN SETZEN!</text:p>
      <text:p text:style-name="P1"/>
      <text:p text:style-name="P1">Faults: Newsletter wird nach einmaligem moveDown von irgendwas überlappt ???</text:p>
      <text:p text:style-name="P1"><text:tab/>BeimVerschieben der Fenstergröße, verschiebt sich auch der Inhalt horizontal, was nicht <text:tab/>sein darf ???</text:p>
      <text:p text:style-name="P1"><text:tab/>Normung für id/classen, v.a. Welche Sprache</text:p>
      <text:p text:style-name="P1"/>
      <text:p text:style-name="P1"/>
      <text:p text:style-name="P1"><text:tab/>Inhalt</text:p>
      <text:p text:style-name="P1"><text:tab/>Main/Content Problem</text:p>
      <text:p text:style-name="P1"><text:tab/>Nav-Punkte einzeln ansteuern und positionieren</text:p>
      <text:p text:style-name="P1"><text:tab/>Effekte</text:p>
      <text:p text:style-name="P1"><text:tab/>Gallerie</text:p>
      <text:p text:style-name="P1"><text:tab/>Responsivität</text:p>
      <text:p text:style-name="P1"><text:tab/>Vollständigkeit</text:p>
      <text:p text:style-name="P1"><text:tab/>Log-In</text:p>
      <text:p text:style-name="P1"/>
      <text:p text:style-name="P1"><text:tab/>Content von Spreepublik KOPIEREN</text:p>
      <text:p text:style-name="P1"><text:soft-page-break/></text:p>
      <text:p text:style-name="P1"><text:tab/>Titel in den inneren Kreis</text:p>
      <text:p text:style-name="P1"><text:tab/>Logo größer</text:p>
      <text:p text:style-name="P1"><text:tab/>Punkte an Logo anschmieden – nicht auf einer Linie</text:p>
      <text:p text:style-name="P1"><text:tab/>Farbe der Punkte bei Hover ändern</text:p>
      <text:p text:style-name="P1"><text:tab/>Schrift unter den Punkten anzeigen</text:p>
      <text:p text:style-name="P1"/>
      <text:p text:style-name="P1"><text:tab/>Kontakt/Impressum zusammenlegen</text:p>
      <text:p text:style-name="P1"/>
      <text:p text:style-name="P1"><text:tab/>Wenn Fenster verkleinert, geht Logo bis nicht zur angegebenen Grenze</text:p>
      <text:p text:style-name="P1"/>
      <text:p text:style-name="P1"><text:tab/>Logo nicht nur nach Oben, sondern auch auf die Seiten verschiebbar</text:p>
      <text:p text:style-name="P1"><text:tab/>Wo kommt nach MoveUp der 43px Unterschied im Body her?</text:p>
      <text:p text:style-name="P2"><text:tab/></text:p>
      <text:p text:style-name="P1"><text:span text:style-name="Source_20_Text"><text:span text:style-name="T3">#spin{</text:span></text:span></text:p>
      <text:p text:style-name="P4"><text:span text:style-name="Source_20_Text"><text:span text:style-name="T3">-webkit-animation-name: spin;</text:span></text:span></text:p>
      <text:p text:style-name="P4"><text:span text:style-name="Source_20_Text"><text:span text:style-name="T3">-webkit-animation-iteration-count: infinite;</text:span></text:span></text:p>
      <text:p text:style-name="P4"><text:span text:style-name="Source_20_Text"><text:span text:style-name="T3">-webkit-animation-timing-function: linear;</text:span></text:span></text:p>
      <text:p text:style-name="P4"><text:span text:style-name="Source_20_Text"><text:span text:style-name="T3">-webkit-animation-duration: 2s;</text:span></text:span></text:p>
      <text:p text:style-name="P4"><text:span text:style-name="Source_20_Text"><text:span text:style-name="T3">}</text:span></text:span></text:p>
      <text:p text:style-name="P5"> </text:p>
      <text:p text:style-name="P4"><text:span text:style-name="Source_20_Text"><text:span text:style-name="T3">@-webkit-keyframes spin {</text:span></text:span></text:p>
      <text:p text:style-name="P4"><text:span text:style-name="Source_20_Text"><text:span text:style-name="T3">from {</text:span></text:span></text:p>
      <text:p text:style-name="P4"><text:span text:style-name="Source_20_Text"><text:span text:style-name="T3">-webkit-transform: rotate(0deg);</text:span></text:span></text:p>
      <text:p text:style-name="P4"><text:span text:style-name="Source_20_Text"><text:span text:style-name="T3">}</text:span></text:span></text:p>
      <text:p text:style-name="P5"> </text:p>
      <text:p text:style-name="P4"><text:span text:style-name="Source_20_Text"><text:span text:style-name="T3">to {</text:span></text:span></text:p>
      <text:p text:style-name="P4"><text:span text:style-name="Source_20_Text"><text:span text:style-name="T3">-webkit-transform: rotate(-360deg);</text:span></text:span></text:p>
      <text:p text:style-name="P4"><text:span text:style-name="Source_20_Text"><text:span text:style-name="T3">}</text:span></text:span></text:p>
      <text:p text:style-name="P4"><text:span text:style-name="Source_20_Text"><text:span text:style-name="T3">}</text:span></text:span></text:p>
      <text:p text:style-name="P1"/>
      <text:p text:style-name="P1"/>
      <text:p text:style-name="P1">Sollte eigentlich! Shortinfo rot erscheinen lassen, tuts aber nich?</text:p>
      <text:p text:style-name="P3">.navpoint:hover+.shortinfo {</text:p>
      <text:p text:style-name="P7"><text:span text:style-name="T4"><text:s text:c="4"/></text:span><text:span text:style-name="T5">color:red;</text:span></text:p>
      <text:p text:style-name="P11">}</text:p>
      <text:p text:style-name="P6"/>
      <text:p text:style-name="P6">- Logo springt noch leicht zur Seite, weil der Pfeil sich aktiviert, bei moveUp. Passiert nicht wenn body-overflow:hidden </text:p>
      <text:p text:style-name="P6">- Der Pfeil sollte das Logo nicht bei der Positionierung behindern und im Zweifelsfall schrumpfen und verschwinden!</text:p>
      <text:p text:style-name="P6">-weiße Bereiche entstehen durch die Verschiebung nach oben</text:p>
      <text:p text:style-name="P6">-bleibt main mit 800x800 oder ist für responsiv-Kram 100% schlauer? Problem: Neuanordnung der Kinderdivs notwendig!</text:p>
      <text:p text:style-name="P6">An Tremens Seite Content-Logik orientieren!</text:p>
      <text:p text:style-name="P6"/>
      <text:p text:style-name="P6"><text:a xlink:type="simple" xlink:href="http://enjoycss.com/start#border" text:style-name="Internet_20_link" text:visited-style-name="Visited_20_Internet_20_Link">http://enjoycss.com/start#border</text:a></text:p>
      <text:p text:style-name="P6">image glow:</text:p>
      <text:p text:style-name="P6">@-webkit-keyframes glow {</text:p>
      <text:p text:style-name="P6"><text:s text:c="4"/>to {</text:p>
      <text:p text:style-name="P6"><text:s text:c="4"/>-webkit-box-shadow: 0 0 50px #fff;</text:p>
      <text:p text:style-name="P6"><text:s text:c="7"/>-moz-box-shadow: 0 0 50px #fff;</text:p>
      <text:p text:style-name="P6"><text:s text:c="12"/>box-shadow: 0 0 50px #fff;</text:p>
      <text:p text:style-name="P6"><text:s text:c="4"/>}</text:p>
      <text:p text:style-name="P6">}</text:p>
      <text:p text:style-name="P6"/>
      <text:p text:style-name="P6">#branding img {</text:p>
      <text:p text:style-name="P6"><text:s text:c="4"/>background-color: #ccc;</text:p>
      <text:p text:style-name="P6"><text:soft-page-break/><text:s text:c="4"/>border: 1px solid transparent;</text:p>
      <text:p text:style-name="P6"><text:s text:c="4"/>-webkit-animation: glow 1.0s infinite alternate; <text:s/></text:p>
      <text:p text:style-name="P6"><text:s text:c="5"/>-webkit-transition: border 1.0s linear, box-shadow 1.0s linear;</text:p>
      <text:p text:style-name="P6"><text:s text:c="7"/>-moz-transition: border 1.0s linear, box-shadow 1.0s linear;</text:p>
      <text:p text:style-name="P6"><text:s text:c="12"/>transition: border 1.0s linear, box-shadow 1.0s linear;</text:p>
      <text:p text:style-name="P6"><text:tab/>width: 100%;</text:p>
      <text:p text:style-name="P6"><text:tab/>height: 100%;</text:p>
      <text:p text:style-name="P6">}</text:p>
      <text:p text:style-name="P6"/>
      <text:p text:style-name="P6"/>
      <text:p text:style-name="P10">Logo und Content nicht schieben, sondern nur runtescrollen und die Punkte runterschieben. Dadurch kein Whitespace, dafür dynamische Bedienung. Den Content dann Scroll-entsprechend dynamisch reinladen und nicht dauerhaft da haben</text:p>
      <text:p text:style-name="P8"/>
      <text:p text:style-name="P8"/>
      <text:p text:style-name="P8">Bei rechter Navleiste, das Logo beim Scrollen rechts runterdrücken und vertikal mittig positionieren, ansonsten links</text:p>
      <text:p text:style-name="P8"/>
      <text:p text:style-name="P8">Geile Fonts aussuchen, Navigationspfeile, mehr dynamische Einschiebungen/Einblendungen, Farben/Hintergrundfarben ausprobieren, Trennlinien, Footer-Positionierung</text:p>
      <text:p text:style-name="P8"/>
      <text:p text:style-name="P8">CMS, Gallerie</text:p>
      <text:p text:style-name="P8"/>
      <text:p text:style-name="P8">Hintergrundbilder, Nav-Elemente, Autogallerie</text:p>
      <text:p text:style-name="P8"/>
      <text:p text:style-name="P8">Die Bewegungen/Interaktionen/Farben/Positionen der Website logisch der Wirkung des Inhalts anpassen.</text:p>
      <text:p text:style-name="P8"/>
      <text:p text:style-name="P8">Footer beim wechseln der Seiten bitte irgendwie verdecke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onsolas" svg:font-family="Consolas, 'Bitstream Vera Sans Mono', 'Courier New', Courier, monospace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4T23:13:55.84</meta:creation-date>
    <dc:date>2015-12-10T12:34:00.86</dc:date>
    <meta:editing-duration>P2DT1H2M53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4" meta:paragraph-count="107" meta:word-count="593" meta:character-count="4866"/>
  </office:meta>
</office:document-meta>
</file>